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8.39pt"/>
    </style:style>
    <style:style style:name="co6" style:family="table-column">
      <style:table-column-properties fo:break-before="auto" style:column-width="122.2pt"/>
    </style:style>
    <style:style style:name="co7" style:family="table-column">
      <style:table-column-properties fo:break-before="auto" style:column-width="128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herence_wet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<text:s/>Avarge Mean Score</text:p>
          </table:table-cell>
          <table:table-cell office:value-type="string" calcext:value-type="string">
            <text:p><text:s/>Avarge Median Sco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0243345299546" calcext:value-type="float">
            <text:p>0.130243345299546</text:p>
          </table:table-cell>
          <table:table-cell office:value-type="float" office:value="0.129910278320312" calcext:value-type="float">
            <text:p>0.1299102783203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0677952070251" calcext:value-type="float">
            <text:p>0.150677952070251</text:p>
          </table:table-cell>
          <table:table-cell office:value-type="float" office:value="0.159024259606186" calcext:value-type="float">
            <text:p>0.159024259606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0093161135304" calcext:value-type="float">
            <text:p>0.140093161135304</text:p>
          </table:table-cell>
          <table:table-cell office:value-type="float" office:value="0.140401088169643" calcext:value-type="float">
            <text:p>0.1404010881696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5554254943651" calcext:value-type="float">
            <text:p>0.155554254943651</text:p>
          </table:table-cell>
          <table:table-cell office:value-type="float" office:value="0.16755681251993" calcext:value-type="float">
            <text:p>0.167556812519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7680282451226" calcext:value-type="float">
            <text:p>0.147680282451226</text:p>
          </table:table-cell>
          <table:table-cell office:value-type="float" office:value="0.161276114327567" calcext:value-type="float">
            <text:p>0.161276114327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1372369130452" calcext:value-type="float">
            <text:p>0.151372369130452</text:p>
          </table:table-cell>
          <table:table-cell office:value-type="float" office:value="0.158189080685985" calcext:value-type="float">
            <text:p>0.1581890806859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6759614656409" calcext:value-type="float">
            <text:p>0.156759614656409</text:p>
          </table:table-cell>
          <table:table-cell office:value-type="float" office:value="0.165686221998565" calcext:value-type="float">
            <text:p>0.1656862219985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9439290216296" calcext:value-type="float">
            <text:p>0.159439290216296</text:p>
          </table:table-cell>
          <table:table-cell office:value-type="float" office:value="0.163180392518335" calcext:value-type="float">
            <text:p>0.1631803925183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4148301212491" calcext:value-type="float">
            <text:p>0.144148301212491</text:p>
          </table:table-cell>
          <table:table-cell office:value-type="float" office:value="0.144702945631378" calcext:value-type="float">
            <text:p>0.1447029456313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295581739776" calcext:value-type="float">
            <text:p>0.14295581739776</text:p>
          </table:table-cell>
          <table:table-cell office:value-type="float" office:value="0.150861891143176" calcext:value-type="float">
            <text:p>0.1508618911431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61371237558311" calcext:value-type="float">
            <text:p>0.161371237558311</text:p>
          </table:table-cell>
          <table:table-cell office:value-type="float" office:value="0.166486866230867" calcext:value-type="float">
            <text:p>0.1664868662308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60052643188623" calcext:value-type="float">
            <text:p>0.160052643188623</text:p>
          </table:table-cell>
          <table:table-cell office:value-type="float" office:value="0.165339835030692" calcext:value-type="float">
            <text:p>0.1653398350306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67011148436076" calcext:value-type="float">
            <text:p>0.167011148436076</text:p>
          </table:table-cell>
          <table:table-cell office:value-type="float" office:value="0.181147647779815" calcext:value-type="float">
            <text:p>0.1811476477798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58516134019064" calcext:value-type="float">
            <text:p>0.158516134019064</text:p>
          </table:table-cell>
          <table:table-cell office:value-type="float" office:value="0.175049849529656" calcext:value-type="float">
            <text:p>0.1750498495296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60955660450215" calcext:value-type="float">
            <text:p>0.160955660450215</text:p>
          </table:table-cell>
          <table:table-cell office:value-type="float" office:value="0.176115510901626" calcext:value-type="float">
            <text:p>0.1761155109016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8617616860743" calcext:value-type="float">
            <text:p>0.148617616860743</text:p>
          </table:table-cell>
          <table:table-cell office:value-type="float" office:value="0.164263592155612" calcext:value-type="float">
            <text:p>0.1642635921556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52754766943186" calcext:value-type="float">
            <text:p>0.152754766943186</text:p>
          </table:table-cell>
          <table:table-cell office:value-type="float" office:value="0.166386793486926" calcext:value-type="float">
            <text:p>0.1663867934869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59822803451239" calcext:value-type="float">
            <text:p>0.159822803451239</text:p>
          </table:table-cell>
          <table:table-cell office:value-type="float" office:value="0.169521733498087" calcext:value-type="float">
            <text:p>0.1695217334980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7203467668806" calcext:value-type="float">
            <text:p>0.147203467668806</text:p>
          </table:table-cell>
          <table:table-cell office:value-type="float" office:value="0.166091271225287" calcext:value-type="float">
            <text:p>0.166091271225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3040608664643" calcext:value-type="float">
            <text:p>0.143040608664643</text:p>
          </table:table-cell>
          <table:table-cell office:value-type="float" office:value="0.157354063695791" calcext:value-type="float">
            <text:p>0.157354063695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4159986534897" calcext:value-type="float">
            <text:p>0.154159986534897</text:p>
          </table:table-cell>
          <table:table-cell office:value-type="float" office:value="0.139174754862883" calcext:value-type="float">
            <text:p>0.139174754862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5062873131023" calcext:value-type="float">
            <text:p>0.155062873131023</text:p>
          </table:table-cell>
          <table:table-cell office:value-type="float" office:value="0.169765151666135" calcext:value-type="float">
            <text:p>0.169765151666135</text:p>
          </table:table-cell>
        </table:table-row>
      </table:table>
      <table:table table:name="Averag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clusters</text:p>
          </table:table-cell>
          <table:table-cell office:value-type="string" calcext:value-type="string">
            <text:p><text:s/>Avarge Mean Score_fasttext</text:p>
          </table:table-cell>
          <table:table-cell office:value-type="string" calcext:value-type="string">
            <text:p><text:s/>Avarge Mean Score_w2v</text:p>
          </table:table-cell>
          <table:table-cell office:value-type="string" calcext:value-type="string">
            <text:p><text:s/>Avarge Mean Score_glove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3040608664643" calcext:value-type="float">
            <text:p>0.143040608664643</text:p>
          </table:table-cell>
          <table:table-cell office:value-type="float" office:value="0.0446347864445723" calcext:value-type="float">
            <text:p>0.044634786444572</text:p>
          </table:table-cell>
          <table:table-cell office:value-type="float" office:value="0.0202597010309425" calcext:value-type="float">
            <text:p>0.020259701030943</text:p>
          </table:table-cell>
          <table:table-cell table:formula="of:=AVERAGE([.B2:.D2])" office:value-type="float" office:value="0.069311698713386" calcext:value-type="float">
            <text:p>0.069311698713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4159986534897" calcext:value-type="float">
            <text:p>0.154159986534897</text:p>
          </table:table-cell>
          <table:table-cell office:value-type="float" office:value="0.0450502896263283" calcext:value-type="float">
            <text:p>0.045050289626328</text:p>
          </table:table-cell>
          <table:table-cell office:value-type="float" office:value="0.0201792768054471" calcext:value-type="float">
            <text:p>0.020179276805447</text:p>
          </table:table-cell>
          <table:table-cell table:formula="of:=AVERAGE([.B3:.D3])" office:value-type="float" office:value="0.0731298509888909" calcext:value-type="float">
            <text:p>0.073129850988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5062873131023" calcext:value-type="float">
            <text:p>0.155062873131023</text:p>
          </table:table-cell>
          <table:table-cell office:value-type="float" office:value="0.0514081321335704" calcext:value-type="float">
            <text:p>0.05140813213357</text:p>
          </table:table-cell>
          <table:table-cell office:value-type="float" office:value="0.0299090423767799" calcext:value-type="float">
            <text:p>0.02990904237678</text:p>
          </table:table-cell>
          <table:table-cell table:formula="of:=AVERAGE([.B4:.D4])" office:value-type="float" office:value="0.0787933492137912" calcext:value-type="float">
            <text:p>0.078793349213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30243345299546" calcext:value-type="float">
            <text:p>0.130243345299546</text:p>
          </table:table-cell>
          <table:table-cell office:value-type="float" office:value="0.0323909772950776" calcext:value-type="float">
            <text:p>0.032390977295078</text:p>
          </table:table-cell>
          <table:table-cell office:value-type="float" office:value="0.0131215879479233" calcext:value-type="float">
            <text:p>0.013121587947923</text:p>
          </table:table-cell>
          <table:table-cell table:formula="of:=AVERAGE([.B5:.D5])" office:value-type="float" office:value="0.0585853035141822" calcext:value-type="float">
            <text:p>0.058585303514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0677952070251" calcext:value-type="float">
            <text:p>0.150677952070251</text:p>
          </table:table-cell>
          <table:table-cell office:value-type="float" office:value="0.0390298743674669" calcext:value-type="float">
            <text:p>0.039029874367467</text:p>
          </table:table-cell>
          <table:table-cell office:value-type="float" office:value="0.0210401763403247" calcext:value-type="float">
            <text:p>0.021040176340325</text:p>
          </table:table-cell>
          <table:table-cell table:formula="of:=AVERAGE([.B6:.D6])" office:value-type="float" office:value="0.0702493342593476" calcext:value-type="float">
            <text:p>0.0702493342593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0093161135304" calcext:value-type="float">
            <text:p>0.140093161135304</text:p>
          </table:table-cell>
          <table:table-cell office:value-type="float" office:value="0.0414175387669583" calcext:value-type="float">
            <text:p>0.041417538766958</text:p>
          </table:table-cell>
          <table:table-cell office:value-type="float" office:value="0.0168576826489702" calcext:value-type="float">
            <text:p>0.01685768264897</text:p>
          </table:table-cell>
          <table:table-cell table:formula="of:=AVERAGE([.B7:.D7])" office:value-type="float" office:value="0.0661227941837441" calcext:value-type="float">
            <text:p>0.0661227941837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5554254943651" calcext:value-type="float">
            <text:p>0.155554254943651</text:p>
          </table:table-cell>
          <table:table-cell office:value-type="float" office:value="0.0460707794352326" calcext:value-type="float">
            <text:p>0.046070779435233</text:p>
          </table:table-cell>
          <table:table-cell office:value-type="float" office:value="0.0248502664688963" calcext:value-type="float">
            <text:p>0.024850266468896</text:p>
          </table:table-cell>
          <table:table-cell table:formula="of:=AVERAGE([.B8:.D8])" office:value-type="float" office:value="0.0754917669492599" calcext:value-type="float">
            <text:p>0.075491766949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47680282451226" calcext:value-type="float">
            <text:p>0.147680282451226</text:p>
          </table:table-cell>
          <table:table-cell office:value-type="float" office:value="0.035237815852842" calcext:value-type="float">
            <text:p>0.035237815852842</text:p>
          </table:table-cell>
          <table:table-cell office:value-type="float" office:value="0.0162237222091829" calcext:value-type="float">
            <text:p>0.016223722209183</text:p>
          </table:table-cell>
          <table:table-cell table:formula="of:=AVERAGE([.B9:.D9])" office:value-type="float" office:value="0.0663806068377504" calcext:value-type="float">
            <text:p>0.066380606837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1372369130452" calcext:value-type="float">
            <text:p>0.151372369130452</text:p>
          </table:table-cell>
          <table:table-cell office:value-type="float" office:value="0.0461620498615868" calcext:value-type="float">
            <text:p>0.046162049861587</text:p>
          </table:table-cell>
          <table:table-cell office:value-type="float" office:value="0.0252586853747465" calcext:value-type="float">
            <text:p>0.025258685374747</text:p>
          </table:table-cell>
          <table:table-cell table:formula="of:=AVERAGE([.B10:.D10])" office:value-type="float" office:value="0.0742643681222619" calcext:value-type="float">
            <text:p>0.0742643681222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6759614656409" calcext:value-type="float">
            <text:p>0.156759614656409</text:p>
          </table:table-cell>
          <table:table-cell office:value-type="float" office:value="0.0382037915560664" calcext:value-type="float">
            <text:p>0.038203791556066</text:p>
          </table:table-cell>
          <table:table-cell office:value-type="float" office:value="0.0173932066323806" calcext:value-type="float">
            <text:p>0.017393206632381</text:p>
          </table:table-cell>
          <table:table-cell table:formula="of:=AVERAGE([.B11:.D11])" office:value-type="float" office:value="0.0707855376149521" calcext:value-type="float">
            <text:p>0.0707855376149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9439290216296" calcext:value-type="float">
            <text:p>0.159439290216296</text:p>
          </table:table-cell>
          <table:table-cell office:value-type="float" office:value="0.0576853596799228" calcext:value-type="float">
            <text:p>0.057685359679923</text:p>
          </table:table-cell>
          <table:table-cell office:value-type="float" office:value="0.0309738049958086" calcext:value-type="float">
            <text:p>0.030973804995809</text:p>
          </table:table-cell>
          <table:table-cell table:formula="of:=AVERAGE([.B12:.D12])" office:value-type="float" office:value="0.082699484964009" calcext:value-type="float">
            <text:p>0.0826994849640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44148301212491" calcext:value-type="float">
            <text:p>0.144148301212491</text:p>
          </table:table-cell>
          <table:table-cell office:value-type="float" office:value="0.0445733703298522" calcext:value-type="float">
            <text:p>0.044573370329852</text:p>
          </table:table-cell>
          <table:table-cell office:value-type="float" office:value="0.0222320170724669" calcext:value-type="float">
            <text:p>0.022232017072467</text:p>
          </table:table-cell>
          <table:table-cell table:formula="of:=AVERAGE([.B13:.D13])" office:value-type="float" office:value="0.0703178962049366" calcext:value-type="float">
            <text:p>0.0703178962049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4295581739776" calcext:value-type="float">
            <text:p>0.14295581739776</text:p>
          </table:table-cell>
          <table:table-cell office:value-type="float" office:value="0.0482845636517012" calcext:value-type="float">
            <text:p>0.048284563651701</text:p>
          </table:table-cell>
          <table:table-cell office:value-type="float" office:value="0.0261765385355268" calcext:value-type="float">
            <text:p>0.026176538535527</text:p>
          </table:table-cell>
          <table:table-cell table:formula="of:=AVERAGE([.B14:.D14])" office:value-type="float" office:value="0.0724723065283293" calcext:value-type="float">
            <text:p>0.0724723065283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61371237558311" calcext:value-type="float">
            <text:p>0.161371237558311</text:p>
          </table:table-cell>
          <table:table-cell office:value-type="float" office:value="0.0539081194151225" calcext:value-type="float">
            <text:p>0.053908119415123</text:p>
          </table:table-cell>
          <table:table-cell office:value-type="float" office:value="0.0289631077378419" calcext:value-type="float">
            <text:p>0.028963107737842</text:p>
          </table:table-cell>
          <table:table-cell table:formula="of:=AVERAGE([.B15:.D15])" office:value-type="float" office:value="0.0814141549037584" calcext:value-type="float">
            <text:p>0.0814141549037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60052643188623" calcext:value-type="float">
            <text:p>0.160052643188623</text:p>
          </table:table-cell>
          <table:table-cell office:value-type="float" office:value="0.0445538413792956" calcext:value-type="float">
            <text:p>0.044553841379296</text:p>
          </table:table-cell>
          <table:table-cell office:value-type="float" office:value="0.0230408539720515" calcext:value-type="float">
            <text:p>0.023040853972052</text:p>
          </table:table-cell>
          <table:table-cell table:formula="of:=AVERAGE([.B16:.D16])" office:value-type="float" office:value="0.0758824461799901" calcext:value-type="float">
            <text:p>0.075882446179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67011148436076" calcext:value-type="float">
            <text:p>0.167011148436076</text:p>
          </table:table-cell>
          <table:table-cell office:value-type="float" office:value="0.0443858113709414" calcext:value-type="float">
            <text:p>0.044385811370941</text:p>
          </table:table-cell>
          <table:table-cell office:value-type="float" office:value="0.0233016668353067" calcext:value-type="float">
            <text:p>0.023301666835307</text:p>
          </table:table-cell>
          <table:table-cell table:formula="of:=AVERAGE([.B17:.D17])" office:value-type="float" office:value="0.0782328755474415" calcext:value-type="float">
            <text:p>0.078232875547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58516134019064" calcext:value-type="float">
            <text:p>0.158516134019064</text:p>
          </table:table-cell>
          <table:table-cell office:value-type="float" office:value="0.0440955141277124" calcext:value-type="float">
            <text:p>0.044095514127712</text:p>
          </table:table-cell>
          <table:table-cell office:value-type="float" office:value="0.0214389897431712" calcext:value-type="float">
            <text:p>0.021438989743171</text:p>
          </table:table-cell>
          <table:table-cell table:formula="of:=AVERAGE([.B18:.D18])" office:value-type="float" office:value="0.0746835459633158" calcext:value-type="float">
            <text:p>0.0746835459633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60955660450215" calcext:value-type="float">
            <text:p>0.160955660450215</text:p>
          </table:table-cell>
          <table:table-cell office:value-type="float" office:value="0.0477516430923525" calcext:value-type="float">
            <text:p>0.047751643092353</text:p>
          </table:table-cell>
          <table:table-cell office:value-type="float" office:value="0.0269493709060611" calcext:value-type="float">
            <text:p>0.026949370906061</text:p>
          </table:table-cell>
          <table:table-cell table:formula="of:=AVERAGE([.B19:.D19])" office:value-type="float" office:value="0.0785522248162096" calcext:value-type="float">
            <text:p>0.078552224816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8617616860743" calcext:value-type="float">
            <text:p>0.148617616860743</text:p>
          </table:table-cell>
          <table:table-cell office:value-type="float" office:value="0.0481242159570514" calcext:value-type="float">
            <text:p>0.048124215957051</text:p>
          </table:table-cell>
          <table:table-cell office:value-type="float" office:value="0.0253863375963167" calcext:value-type="float">
            <text:p>0.025386337596317</text:p>
          </table:table-cell>
          <table:table-cell table:formula="of:=AVERAGE([.B20:.D20])" office:value-type="float" office:value="0.0740427234713704" calcext:value-type="float">
            <text:p>0.0740427234713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52754766943186" calcext:value-type="float">
            <text:p>0.152754766943186</text:p>
          </table:table-cell>
          <table:table-cell office:value-type="float" office:value="0.0414927211041565" calcext:value-type="float">
            <text:p>0.041492721104157</text:p>
          </table:table-cell>
          <table:table-cell office:value-type="float" office:value="0.0225257320814463" calcext:value-type="float">
            <text:p>0.022525732081446</text:p>
          </table:table-cell>
          <table:table-cell table:formula="of:=AVERAGE([.B21:.D21])" office:value-type="float" office:value="0.0722577400429296" calcext:value-type="float">
            <text:p>0.072257740042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59822803451239" calcext:value-type="float">
            <text:p>0.159822803451239</text:p>
          </table:table-cell>
          <table:table-cell office:value-type="float" office:value="0.0429152496007024" calcext:value-type="float">
            <text:p>0.042915249600702</text:p>
          </table:table-cell>
          <table:table-cell office:value-type="float" office:value="0.0221551745635974" calcext:value-type="float">
            <text:p>0.022155174563597</text:p>
          </table:table-cell>
          <table:table-cell table:formula="of:=AVERAGE([.B22:.D22])" office:value-type="float" office:value="0.0749644092051797" calcext:value-type="float">
            <text:p>0.074964409205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7203467668806" calcext:value-type="float">
            <text:p>0.147203467668806</text:p>
          </table:table-cell>
          <table:table-cell office:value-type="float" office:value="0.0407575517204343" calcext:value-type="float">
            <text:p>0.040757551720434</text:p>
          </table:table-cell>
          <table:table-cell office:value-type="float" office:value="0.0231638056643155" calcext:value-type="float">
            <text:p>0.023163805664316</text:p>
          </table:table-cell>
          <table:table-cell table:formula="of:=AVERAGE([.B23:.D23])" office:value-type="float" office:value="0.0703749416845186" calcext:value-type="float">
            <text:p>0.070374941684519</text:p>
          </table:table-cell>
        </table:table-row>
      </table:table>
      <table:named-expressions/>
      <table:database-ranges>
        <table:database-range table:name="__Anonymous_Sheet_DB__1" table:target-range-address="Average.A1:Average.E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9T20:21:57.755281345</dc:date>
    <meta:editing-duration>PT5M46S</meta:editing-duration>
    <meta:editing-cycles>1</meta:editing-cycles>
    <meta:document-statistic meta:table-count="2" meta:cell-count="184" meta:object-count="0"/>
    <meta:generator>LibreOffice/6.0.7.3$Linux_X86_64 LibreOffice_project/00m0$Build-3</meta:generator>
  </office:meta>
</office:document-meta>
</file>